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55645" officeooo:paragraph-rsid="00055645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8pt" fo:font-weight="normal" officeooo:rsid="00055645" officeooo:paragraph-rsid="00055645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055645" officeooo:paragraph-rsid="0005836c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075d00" officeooo:paragraph-rsid="00075d00" style:font-size-asian="15.75pt" style:font-weight-asian="normal" style:font-size-complex="18pt" style:font-weight-complex="normal"/>
    </style:style>
    <style:style style:name="T1" style:family="text">
      <style:text-properties officeooo:rsid="000583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Vector Internal</text:p>
      <text:p text:style-name="P2">Initially <text:span text:style-name="T1">increase capacity when size is greater than previous capacity, then capacity will double of previous capacity like,</text:span></text:p>
      <text:p text:style-name="P2"/>
      <text:p text:style-name="P2"><text:tab/><text:tab/>vector&lt;int&gt; v;</text:p>
      <text:p text:style-name="P2"><text:tab/><text:tab/>cout&lt;&lt;v.size()&lt;&lt;endl;<text:tab/><text:tab/><text:tab/>//<text:span text:style-name="T1">size=0</text:span></text:p>
      <text:p text:style-name="P2"><text:tab/><text:tab/>cout&lt;&lt;v.capacity()&lt;&lt;endl;<text:tab/><text:tab/>//<text:span text:style-name="T1">capacity=0</text:span></text:p>
      <text:p text:style-name="P2"/>
      <text:p text:style-name="P2"><text:tab/><text:tab/></text:p>
      <text:p text:style-name="P2"><text:tab/><text:tab/>cout&lt;&lt;endl;</text:p>
      <text:p text:style-name="P2"><text:tab/><text:tab/>v.push_back(1);</text:p>
      <text:p text:style-name="P2"><text:tab/><text:tab/>cout&lt;&lt;v.size()&lt;&lt;endl;<text:tab/><text:tab/><text:tab/>//<text:span text:style-name="T1">size=1</text:span></text:p>
      <text:p text:style-name="P2"><text:tab/><text:tab/>cout&lt;&lt;v.capacity()&lt;&lt;endl;<text:tab/><text:tab/>//<text:span text:style-name="T1">capacity=1;</text:span></text:p>
      <text:p text:style-name="P2"/>
      <text:p text:style-name="P3"><text:tab/><text:tab/>cout&lt;&lt;endl;</text:p>
      <text:p text:style-name="P3"><text:tab/><text:tab/>v.push_back(1);</text:p>
      <text:p text:style-name="P3"><text:tab/><text:tab/>cout&lt;&lt;v.size()&lt;&lt;endl;<text:tab/><text:tab/><text:tab/>//<text:span text:style-name="T1">size=2</text:span></text:p>
      <text:p text:style-name="P3"><text:tab/><text:tab/>cout&lt;&lt;v.capacity()&lt;&lt;endl;<text:tab/><text:tab/>//<text:span text:style-name="T1">capacity=2;</text:span></text:p>
      <text:p text:style-name="P3"/>
      <text:p text:style-name="P3"><text:tab/><text:tab/>cout&lt;&lt;endl;</text:p>
      <text:p text:style-name="P3"><text:tab/><text:tab/>v.push_back(1);</text:p>
      <text:p text:style-name="P3"><text:tab/><text:tab/>cout&lt;&lt;v.size()&lt;&lt;endl;<text:tab/><text:tab/><text:tab/>//<text:span text:style-name="T1">size=3</text:span></text:p>
      <text:p text:style-name="P3"><text:tab/><text:tab/>cout&lt;&lt;v.capacity()&lt;&lt;endl;<text:tab/><text:tab/>//<text:span text:style-name="T1">capacity=4;</text:span></text:p>
      <text:p text:style-name="P3"/>
      <text:p text:style-name="P3"><text:tab/><text:tab/>cout&lt;&lt;endl;</text:p>
      <text:p text:style-name="P3"><text:tab/><text:tab/>v.push_back(1);</text:p>
      <text:p text:style-name="P3"><text:tab/><text:tab/>cout&lt;&lt;v.size()&lt;&lt;endl;<text:tab/><text:tab/><text:tab/>//<text:span text:style-name="T1">size=4</text:span></text:p>
      <text:p text:style-name="P3"><text:tab/><text:tab/>cout&lt;&lt;v.capacity()&lt;&lt;endl;<text:tab/><text:tab/>//<text:span text:style-name="T1">capacity=4;</text:span></text:p>
      <text:p text:style-name="P3"/>
      <text:p text:style-name="P3"/>
      <text:p text:style-name="P3"/>
      <text:p text:style-name="P3"/>
      <text:p text:style-name="P3"><text:soft-page-break/><text:tab/><text:tab/>cout&lt;&lt;endl;</text:p>
      <text:p text:style-name="P3"><text:tab/><text:tab/>v.push_back(1);</text:p>
      <text:p text:style-name="P3"><text:tab/><text:tab/>cout&lt;&lt;v.size()&lt;&lt;endl;<text:tab/><text:tab/><text:tab/>//<text:span text:style-name="T1">size=5</text:span></text:p>
      <text:p text:style-name="P3"><text:tab/><text:tab/>cout&lt;&lt;v.capacity()&lt;&lt;endl;<text:tab/><text:tab/>//<text:span text:style-name="T1">capacity=8;</text:span></text:p>
      <text:p text:style-name="P3"/>
      <text:p text:style-name="P3"/>
      <text:p text:style-name="P3"/>
      <text:p text:style-name="P4">Time Complexity for Push_back <text:s/>= O(1)</text:p>
      <text:p text:style-name="P4">Time complexity for search is O(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15:11.945542677</meta:creation-date>
    <meta:generator>LibreOffice/6.4.7.2$Linux_X86_64 LibreOffice_project/40$Build-2</meta:generator>
    <dc:date>2022-08-17T14:01:11.479259538</dc:date>
    <meta:editing-duration>PT34M46S</meta:editing-duration>
    <meta:editing-cycles>2</meta:editing-cycles>
    <meta:document-statistic meta:table-count="0" meta:image-count="0" meta:object-count="0" meta:page-count="2" meta:paragraph-count="28" meta:word-count="68" meta:character-count="835" meta:non-whitespace-character-count="727"/>
  </office:meta>
</office:document-meta>
</file>